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7" manifest:media-type=""/>
  <manifest:file-entry manifest:full-path="ObjectReplacements/Object 23" manifest:media-type="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41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40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"/>
  <manifest:file-entry manifest:full-path="ObjectReplacements/Object 34" manifest:media-type="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"/>
  <manifest:file-entry manifest:full-path="ObjectReplacements/Object 9" manifest:media-type=""/>
  <manifest:file-entry manifest:full-path="ObjectReplacements/Object 32" manifest:media-type=""/>
  <manifest:file-entry manifest:full-path="ObjectReplacements/Object 3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0c06" officeooo:paragraph-rsid="00070c0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0c06" officeooo:paragraph-rsid="00070c0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0c06" officeooo:paragraph-rsid="000dbe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99aa" officeooo:paragraph-rsid="000a99a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ee25" officeooo:paragraph-rsid="000bee2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ee25" officeooo:paragraph-rsid="00196ec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d0da" officeooo:paragraph-rsid="0010d0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99aa" officeooo:paragraph-rsid="000a99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ee25" officeooo:paragraph-rsid="000bee2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ee25" officeooo:paragraph-rsid="00196ec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e160" officeooo:paragraph-rsid="000edaa1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a99aa" officeooo:paragraph-rsid="000a99a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0a99aa" officeooo:paragraph-rsid="000a99aa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0bee25" officeooo:paragraph-rsid="000bee25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rsid="000bee25" officeooo:paragraph-rsid="000bee25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officeooo:rsid="000bee25" officeooo:paragraph-rsid="000bee25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officeooo:rsid="00070c06" officeooo:paragraph-rsid="00196ecc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officeooo:rsid="00070c06" officeooo:paragraph-rsid="0010d0da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070c06" officeooo:paragraph-rsid="0016986c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weight="normal" officeooo:rsid="0016986c" officeooo:paragraph-rsid="00299a22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0edaa1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0a99aa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0bee25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0bee25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0fe160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6986c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0edaa1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bold" officeooo:paragraph-rsid="000bee25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weight="bold" officeooo:rsid="00070c06" officeooo:paragraph-rsid="000bee25" style:font-weight-asian="bold" style:font-weight-complex="bold"/>
    </style:style>
    <style:style style:name="P30" style:family="paragraph" style:parent-style-name="Standard" style:list-style-name="L6">
      <style:paragraph-properties fo:text-align="start" style:justify-single-word="false"/>
      <style:text-properties fo:font-weight="bold" officeooo:rsid="0016986c" officeooo:paragraph-rsid="0016986c" style:font-weight-asian="bold" style:font-weight-complex="bold"/>
    </style:style>
    <style:style style:name="T1" style:family="text">
      <style:text-properties fo:font-weight="normal" officeooo:rsid="000a99aa" style:font-weight-asian="normal" style:font-weight-complex="normal"/>
    </style:style>
    <style:style style:name="T2" style:family="text">
      <style:text-properties fo:font-weight="normal" officeooo:rsid="000bee25" style:font-weight-asian="normal" style:font-weight-complex="normal"/>
    </style:style>
    <style:style style:name="T3" style:family="text">
      <style:text-properties fo:font-weight="normal" officeooo:rsid="000edaa1" style:font-weight-asian="normal" style:font-weight-complex="normal"/>
    </style:style>
    <style:style style:name="T4" style:family="text">
      <style:text-properties fo:font-weight="normal" officeooo:rsid="000fe160" style:font-weight-asian="normal" style:font-weight-complex="normal"/>
    </style:style>
    <style:style style:name="T5" style:family="text">
      <style:text-properties fo:font-weight="normal" officeooo:rsid="0018e82e" style:font-weight-asian="normal" style:font-weight-complex="normal"/>
    </style:style>
    <style:style style:name="T6" style:family="text">
      <style:text-properties fo:font-weight="normal" officeooo:rsid="00196ecc" style:font-weight-asian="normal" style:font-weight-complex="normal"/>
    </style:style>
    <style:style style:name="T7" style:family="text">
      <style:text-properties fo:font-weight="normal" officeooo:rsid="0024d692" style:font-weight-asian="normal" style:font-weight-complex="normal"/>
    </style:style>
    <style:style style:name="T8" style:family="text">
      <style:text-properties fo:font-weight="normal" officeooo:rsid="0026cefb" style:font-weight-asian="normal" style:font-weight-complex="normal"/>
    </style:style>
    <style:style style:name="T9" style:family="text">
      <style:text-properties fo:font-weight="normal" officeooo:rsid="002c471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99aa" style:font-weight-asian="bold" style:font-weight-complex="bold"/>
    </style:style>
    <style:style style:name="T12" style:family="text">
      <style:text-properties fo:font-weight="bold" officeooo:rsid="000bee25" style:font-weight-asian="bold" style:font-weight-complex="bold"/>
    </style:style>
    <style:style style:name="T13" style:family="text">
      <style:text-properties fo:font-weight="bold" officeooo:rsid="000edaa1" style:font-weight-asian="bold" style:font-weight-complex="bold"/>
    </style:style>
    <style:style style:name="T14" style:family="text">
      <style:text-properties fo:font-weight="bold" officeooo:rsid="000fe160" style:font-weight-asian="bold" style:font-weight-complex="bold"/>
    </style:style>
    <style:style style:name="T15" style:family="text">
      <style:text-properties fo:font-weight="bold" officeooo:rsid="0010d0da" style:font-weight-asian="bold" style:font-weight-complex="bold"/>
    </style:style>
    <style:style style:name="T16" style:family="text">
      <style:text-properties fo:font-weight="bold" officeooo:rsid="0016986c" style:font-weight-asian="bold" style:font-weight-complex="bold"/>
    </style:style>
    <style:style style:name="T17" style:family="text">
      <style:text-properties fo:font-style="italic" fo:font-weight="normal" officeooo:rsid="000a99a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bee25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bee25"/>
    </style:style>
    <style:style style:name="T21" style:family="text">
      <style:text-properties officeooo:rsid="000dbe09"/>
    </style:style>
    <style:style style:name="T22" style:family="text">
      <style:text-properties fo:font-style="normal" fo:font-weight="normal" officeooo:rsid="000dbe09" style:font-style-asian="normal" style:font-weight-asian="normal" style:font-style-complex="normal" style:font-weight-complex="normal"/>
    </style:style>
    <style:style style:name="T23" style:family="text">
      <style:text-properties officeooo:rsid="0010d0da"/>
    </style:style>
    <style:style style:name="T24" style:family="text">
      <style:text-properties officeooo:rsid="0012cd86"/>
    </style:style>
    <style:style style:name="T25" style:family="text">
      <style:text-properties officeooo:rsid="0016986c"/>
    </style:style>
    <style:style style:name="T26" style:family="text">
      <style:text-properties officeooo:rsid="0018e82e"/>
    </style:style>
    <style:style style:name="T27" style:family="text">
      <style:text-properties officeooo:rsid="00196ecc"/>
    </style:style>
    <style:style style:name="T28" style:family="text">
      <style:text-properties officeooo:rsid="0024d692"/>
    </style:style>
    <style:style style:name="T29" style:family="text">
      <style:text-properties officeooo:rsid="00299a2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or Equations <text:span text:style-name="T28">and Linear Combinations</text:span></text:p>
      <text:p text:style-name="P2"/>
      <text:p text:style-name="P4">Why study vector<text:span text:style-name="T26">s</text:span>?</text:p>
      <text:p text:style-name="P8">Important properties of linear systems can be described with the concept and notion of vectors.</text:p>
      <text:p text:style-name="P8"/>
      <text:p text:style-name="P4">Vector or vector column</text:p>
      <text:list xml:id="list1816772278243330676" text:style-name="L1">
        <text:list-item>
          <text:p text:style-name="P12">An ordered list of numbers.</text:p>
        </text:list-item>
        <text:list-item>
          <text:p text:style-name="P12">A matrix with only one column</text:p>
        </text:list-item>
        <text:list-item>
          <text:p text:style-name="P21"><text:span text:style-name="T3"><draw:frame draw:style-name="fr1" draw:name="Object20" text:anchor-type="as-char" svg:y="-0.2689in" svg:width="0.5457in" svg:height="0.439in" draw:z-index="7"><draw:object xlink:href="./Object 20" xlink:type="simple" xlink:show="embed" xlink:actuate="onLoad"/><draw:image xlink:href="./ObjectReplacements/Object 20" xlink:type="simple" xlink:show="embed" xlink:actuate="onLoad"/></draw:frame></text:span><text:span text:style-name="T3"> is a vector. </text:span><text:span text:style-name="T5">Names</text:span><text:span text:style-name="T3"> of vectors, like </text:span><text:span text:style-name="T13">v</text:span><text:span text:style-name="T3"> here, are represented in bold.</text:span></text:p>
        </text:list-item>
      </text:list>
      <text:p text:style-name="P8"/>
      <text:p text:style-name="P6">Zero vector</text:p>
      <text:p text:style-name="P10">A vector whose entries are all zero. Denoted by <text:span text:style-name="T10">0</text:span>.</text:p>
      <text:p text:style-name="P10"/>
      <text:p text:style-name="P8"><draw:frame draw:style-name="fr1" draw:name="Object1" text:anchor-type="as-char" svg:y="-0.172in" svg:width="0.2602in" svg:height="0.2063in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2401081412093628338" text:style-name="L2">
        <text:list-item>
          <text:p text:style-name="P13">Set of all vectors with two <text:span text:style-name="T27">real numbers</text:span>.</text:p>
        </text:list-item>
        <text:list-item>
          <text:p text:style-name="P22"><text:span text:style-name="T1">Two vectors in</text:span><text:span text:style-name="T1"><draw:frame draw:style-name="fr1" draw:name="Object3" text:anchor-type="as-char" svg:y="-0.172in" svg:width="0.2598in" svg:height="0.2055in" draw:z-index="12"><draw:object xlink:href="./Object 37" xlink:type="simple" xlink:show="embed" xlink:actuate="onLoad"/><draw:image xlink:href="./ObjectReplacements/Object 37" xlink:type="simple" xlink:show="embed" xlink:actuate="onLoad"/></draw:frame></text:span><text:span text:style-name="T1">are equal if and only if their corresponding entries are equal.</text:span></text:p>
        </text:list-item>
        <text:list-item>
          <text:p text:style-name="P22"><text:span text:style-name="T1">Given two vectors </text:span><text:span text:style-name="T11">u</text:span><text:span text:style-name="T1"> and </text:span><text:span text:style-name="T11">v</text:span><text:span text:style-name="T1"> in</text:span><text:span text:style-name="T1"><draw:frame draw:style-name="fr1" draw:name="Object4" text:anchor-type="as-char" svg:y="-0.172in" svg:width="0.2598in" svg:height="0.2055in" draw:z-index="13"><draw:object xlink:href="./Object 26" xlink:type="simple" xlink:show="embed" xlink:actuate="onLoad"/><draw:image xlink:href="./ObjectReplacements/Object 26" xlink:type="simple" xlink:show="embed" xlink:actuate="onLoad"/></draw:frame></text:span><text:span text:style-name="T1">, their sum is the vector </text:span><text:span text:style-name="T11">u + v</text:span><text:span text:style-name="T1"> obtained by adding corresponding entries of </text:span><text:span text:style-name="T11">u</text:span><text:span text:style-name="T1"> and </text:span><text:span text:style-name="T11">v</text:span><text:span text:style-name="T1">.</text:span></text:p>
        </text:list-item>
        <text:list-item>
          <text:p text:style-name="P22"><text:span text:style-name="T1">Given a vector </text:span><text:span text:style-name="T11">u</text:span><text:span text:style-name="T1"> and a real number </text:span><text:span text:style-name="T17">c</text:span><text:span text:style-name="T1">, the scalar multiple of </text:span><text:span text:style-name="T11">u</text:span><text:span text:style-name="T1"> by </text:span><text:span text:style-name="T17">c</text:span><text:span text:style-name="T1"> is the vector </text:span><text:span text:style-name="T17">c</text:span><text:span text:style-name="T11">u</text:span><text:span text:style-name="T1"> obtained by multiplying each entry in </text:span><text:span text:style-name="T11">u</text:span><text:span text:style-name="T1"> by </text:span><text:span text:style-name="T17">c.</text:span></text:p>
        </text:list-item>
        <text:list-item>
          <text:p text:style-name="P28"><text:span text:style-name="T20">Geometric description of </text:span><text:span text:style-name="T20"><draw:frame draw:style-name="fr1" draw:name="Object5" text:anchor-type="as-char" svg:y="-0.172in" svg:width="0.2598in" svg:height="0.2055in" draw:z-index="1"><draw:object xlink:href="./Object 5" xlink:type="simple" xlink:show="embed" xlink:actuate="onLoad"/><draw:image xlink:href="./ObjectReplacements/Object 5" xlink:type="simple" xlink:show="embed" xlink:actuate="onLoad"/></draw:frame></text:span></text:p>
          <text:list>
            <text:list-item>
              <text:p text:style-name="P23"><text:span text:style-name="T2">Because each point in a two dimensional coordinate plane is determined by an ordered pair of numbers,</text:span><text:span text:style-name="T2"><draw:frame draw:style-name="fr1" draw:name="Object6" text:anchor-type="as-char" svg:y="-0.172in" svg:width="0.2598in" svg:height="0.2055in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2">may be regarded as the set of all points in </text:span><text:span text:style-name="T7">the</text:span><text:span text:style-name="T2"> </text:span><text:span text:style-name="T8">xy-</text:span><text:span text:style-name="T2">plane.</text:span></text:p>
            </text:list-item>
            <text:list-item>
              <text:p text:style-name="P23"><text:span text:style-name="T8">For a point, t</text:span><text:span text:style-name="T2">he geometric visualization is aided by adding an arrow from the origin to the point corresponding to a vector in</text:span><text:span text:style-name="T2"><draw:frame draw:style-name="fr1" draw:name="Object7" text:anchor-type="as-char" svg:y="-0.172in" svg:width="0.2598in" svg:height="0.2055in" draw:z-index="16"><draw:object xlink:href="./Object 24" xlink:type="simple" xlink:show="embed" xlink:actuate="onLoad"/><draw:image xlink:href="./ObjectReplacements/Object 24" xlink:type="simple" xlink:show="embed" xlink:actuate="onLoad"/></draw:frame></text:span><text:span text:style-name="T2">.</text:span></text:p>
            </text:list-item>
            <text:list-item>
              <text:p text:style-name="P23"><text:span text:style-name="T2">If </text:span><text:span text:style-name="T12">u</text:span><text:span text:style-name="T2"> and </text:span><text:span text:style-name="T12">v</text:span><text:span text:style-name="T2"> in</text:span><text:span text:style-name="T12"><draw:frame draw:style-name="fr1" draw:name="Object8" text:anchor-type="as-char" svg:y="-0.172in" svg:width="0.2598in" svg:height="0.2055in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2">are represented as points in the plane, the </text:span><text:span text:style-name="T12">u + v</text:span><text:span text:style-name="T2"> corresponds to the fourth vertex of the parallelogram whose other vertices are </text:span><text:span text:style-name="T12">u</text:span><text:span text:style-name="T2">, </text:span><text:span text:style-name="T12">0</text:span><text:span text:style-name="T2"> and </text:span><text:span text:style-name="T12">v</text:span><text:span text:style-name="T2">.</text:span></text:p>
            </text:list-item>
            <text:list-item>
              <text:p text:style-name="P14">The set of all scalar multiples of one fixed <text:span text:style-name="T10">nonzero</text:span> vector is a line through the origin.</text:p>
            </text:list-item>
            <text:list-item>
              <text:p text:style-name="P23"><text:span text:style-name="T2">The length of the arrow for </text:span><text:span text:style-name="T18">c</text:span><text:span text:style-name="T12">u</text:span><text:span text:style-name="T2"> is</text:span><text:span text:style-name="T2"><draw:frame draw:style-name="fr1" draw:name="Object9" text:anchor-type="as-char" svg:y="-0.1484in" svg:width="0.252in" svg:height="0.1854in" draw:z-index="18"><draw:object xlink:href="./Object 22" xlink:type="simple" xlink:show="embed" xlink:actuate="onLoad"/><draw:image xlink:href="./ObjectReplacements/Object 22" xlink:type="simple" xlink:show="embed" xlink:actuate="onLoad"/></draw:frame></text:span><text:span text:style-name="T2">time</text:span><text:span text:style-name="T6">s</text:span><text:span text:style-name="T2"> the length of the arrow for </text:span><text:span text:style-name="T12">u.</text:span></text:p>
            </text:list-item>
          </text:list>
        </text:list-item>
      </text:list>
      <text:p text:style-name="P9"/>
      <text:p text:style-name="P9"><draw:frame draw:style-name="fr1" draw:name="Object10" text:anchor-type="as-char" svg:y="-0.172in" svg:width="0.2602in" svg:height="0.2055in" draw:z-index="3"><draw:object xlink:href="./Object 10" xlink:type="simple" xlink:show="embed" xlink:actuate="onLoad"/><draw:image xlink:href="./ObjectReplacements/Object 10" xlink:type="simple" xlink:show="embed" xlink:actuate="onLoad"/></draw:frame></text:p>
      <text:list xml:id="list1798688399599803490" text:style-name="L3">
        <text:list-item>
          <text:p text:style-name="P15">Set of all vectors with 3 <text:span text:style-name="T27">real numbers</text:span>.</text:p>
        </text:list-item>
        <text:list-item>
          <text:p text:style-name="P24"><text:span text:style-name="T2"><draw:frame draw:style-name="fr1" draw:name="Object2" text:anchor-type="as-char" svg:y="-0.172in" svg:width="0.2575in" svg:height="0.2055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may be regarded as the set of all points in a three-dimensional coordinate space, with arrows from origin for visual clarity.</text:span></text:p>
        </text:list-item>
      </text:list>
      <text:p text:style-name="P8"/>
      <text:p text:style-name="P9"><draw:frame draw:style-name="fr1" draw:name="Object11" text:anchor-type="as-char" svg:y="-0.172in" svg:width="0.2681in" svg:height="0.2055in" draw:z-index="5"><draw:object xlink:href="./Object 11" xlink:type="simple" xlink:show="embed" xlink:actuate="onLoad"/><draw:image xlink:href="./ObjectReplacements/Object 11" xlink:type="simple" xlink:show="embed" xlink:actuate="onLoad"/></draw:frame></text:p>
      <text:list xml:id="list7421501406188077601" text:style-name="L4">
        <text:list-item>
          <text:p text:style-name="P16">Is the set of all vectors with n real number entries.</text:p>
        </text:list-item>
        <text:list-item>
          <text:p text:style-name="P29"><text:span text:style-name="T20">Algebraic properties of</text:span><text:span text:style-name="T20"><draw:frame draw:style-name="fr1" draw:name="Object12" text:anchor-type="as-char" svg:y="-0.172in" svg:width="0.2681in" svg:height="0.2063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29"><text:span text:style-name="T2">For all </text:span><text:span text:style-name="T20">u, v</text:span><text:span text:style-name="T2">, </text:span><text:span text:style-name="T20">w</text:span><text:span text:style-name="T2"> in</text:span><text:span text:style-name="T2"><draw:frame draw:style-name="fr1" draw:name="Object13" text:anchor-type="as-char" svg:y="-0.172in" svg:width="0.261in" svg:height="0.2055in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2">and all scalars </text:span><text:span text:style-name="T18">c</text:span><text:span text:style-name="T2"> and </text:span><text:span text:style-name="T18">d</text:span><text:span text:style-name="T2">:</text:span></text:p>
          <text:list>
            <text:list-item>
              <text:p text:style-name="P29"><text:span text:style-name="T20">u</text:span><text:span text:style-name="T2"> + </text:span><text:span text:style-name="T20">v</text:span><text:span text:style-name="T2"> = </text:span><text:span text:style-name="T20">v</text:span><text:span text:style-name="T2"> + </text:span><text:span text:style-name="T20">u</text:span></text:p>
            </text:list-item>
            <text:list-item>
              <text:p text:style-name="P29"><text:span text:style-name="T2">(</text:span><text:span text:style-name="T20">u</text:span><text:span text:style-name="T2"> + </text:span><text:span text:style-name="T20">v</text:span><text:span text:style-name="T2">) + </text:span><text:span text:style-name="T20">w</text:span><text:span text:style-name="T2"> = </text:span><text:span text:style-name="T20">u</text:span><text:span text:style-name="T2"> + (</text:span><text:span text:style-name="T20">v</text:span><text:span text:style-name="T2"> + </text:span><text:span text:style-name="T20">w</text:span><text:span text:style-name="T2">)</text:span></text:p>
            </text:list-item>
            <text:list-item>
              <text:p text:style-name="P29"><text:span text:style-name="T20">u</text:span><text:span text:style-name="T2"> + </text:span><text:span text:style-name="T20">0</text:span><text:span text:style-name="T2"> = </text:span><text:span text:style-name="T20">0</text:span><text:span text:style-name="T2"> + </text:span><text:span text:style-name="T20">u</text:span><text:span text:style-name="T2"> = </text:span><text:span text:style-name="T20">u</text:span></text:p>
            </text:list-item>
            <text:list-item>
              <text:p text:style-name="P29"><text:span text:style-name="T20">u</text:span><text:span text:style-name="T2"> + (-</text:span><text:span text:style-name="T20">u</text:span><text:span text:style-name="T2">) = -</text:span><text:span text:style-name="T20">u</text:span><text:span text:style-name="T2"> + </text:span><text:span text:style-name="T20">u</text:span><text:span text:style-name="T2"> = </text:span><text:span text:style-name="T20">0</text:span><text:span text:style-name="T2"> where -</text:span><text:span text:style-name="T20">u</text:span><text:span text:style-name="T2"> denotes (-1)</text:span><text:span text:style-name="T20">u</text:span></text:p>
            </text:list-item>
            <text:list-item>
              <text:p text:style-name="P29"><text:span text:style-name="T18">c</text:span><text:span text:style-name="T2">(</text:span><text:span text:style-name="T20">u</text:span><text:span text:style-name="T2"> + </text:span><text:span text:style-name="T20">v</text:span><text:span text:style-name="T2">) = </text:span><text:span text:style-name="T18">c</text:span><text:span text:style-name="T20">u</text:span><text:span text:style-name="T2"> + </text:span><text:span text:style-name="T18">c</text:span><text:span text:style-name="T20">v</text:span></text:p>
            </text:list-item>
            <text:list-item>
              <text:p text:style-name="P29"><text:span text:style-name="T22">(</text:span><text:span text:style-name="T18">c</text:span><text:span text:style-name="T2"> + </text:span><text:span text:style-name="T18">d</text:span><text:span text:style-name="T2">) </text:span><text:span text:style-name="T20">u</text:span><text:span text:style-name="T2"> = </text:span><text:span text:style-name="T18">c</text:span><text:span text:style-name="T20">u</text:span><text:span text:style-name="T2"> + </text:span><text:span text:style-name="T18">d</text:span><text:span text:style-name="T20">u</text:span></text:p>
            </text:list-item>
            <text:list-item>
              <text:p text:style-name="P29"><text:span text:style-name="T18">c</text:span><text:span text:style-name="T2">(</text:span><text:span text:style-name="T18">d</text:span><text:span text:style-name="T20">u</text:span><text:span text:style-name="T2">) = (</text:span><text:span text:style-name="T18">cd</text:span><text:span text:style-name="T2">)</text:span><text:span text:style-name="T20">u</text:span></text:p>
            </text:list-item>
            <text:list-item>
              <text:p text:style-name="P29"><text:span text:style-name="T2">1</text:span><text:span text:style-name="T20">u</text:span><text:span text:style-name="T2"> = </text:span><text:span text:style-name="T20">u</text:span></text:p>
            </text:list-item>
          </text:list>
        </text:list-item>
      </text:list>
      <text:p text:style-name="P5"/>
      <text:p text:style-name="P3"><text:soft-page-break/><text:span text:style-name="T21">Linear combinations </text:span><text:span text:style-name="T23">and vector equations</text:span></text:p>
      <text:list xml:id="list513774304465917190" text:style-name="L5">
        <text:list-item>
          <text:p text:style-name="P25"><text:span text:style-name="T3">Given vectors</text:span><text:span text:style-name="T3"><draw:frame draw:style-name="fr1" draw:name="Object14" text:anchor-type="as-char" svg:y="-0.1484in" svg:width="0.8689in" svg:height="0.2098in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3">in</text:span><text:span text:style-name="T3"><draw:frame draw:style-name="fr1" draw:name="Object15" text:anchor-type="as-char" svg:y="-0.172in" svg:width="0.261in" svg:height="0.2055in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3">and given scalars</text:span><text:span text:style-name="T3"><draw:frame draw:style-name="fr1" draw:name="Object16" text:anchor-type="as-char" svg:y="-0.1484in" svg:width="0.9016in" svg:height="0.2091in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3">, the vector </text:span><text:span text:style-name="T13">y</text:span><text:span text:style-name="T3"> defined by </text:span><text:span text:style-name="T3"><draw:frame draw:style-name="fr1" draw:name="Object17" text:anchor-type="as-char" svg:y="-0.1484in" svg:width="1.3055in" svg:height="0.2091in" draw:z-index="2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is called the linear combination of</text:span><text:span text:style-name="T3"><draw:frame draw:style-name="fr1" draw:name="Object18" text:anchor-type="as-char" svg:y="-0.1484in" svg:width="0.8673in" svg:height="0.2091in" draw:z-index="26"><draw:object xlink:href="./Object 13" xlink:type="simple" xlink:show="embed" xlink:actuate="onLoad"/><draw:image xlink:href="./ObjectReplacements/Object 13" xlink:type="simple" xlink:show="embed" xlink:actuate="onLoad"/></draw:frame></text:span><text:span text:style-name="T3">with </text:span><text:span text:style-name="T13">weights</text:span><text:span text:style-name="T3"> </text:span><text:span text:style-name="T3"><draw:frame draw:style-name="fr1" draw:name="Object19" text:anchor-type="as-char" svg:y="-0.1484in" svg:width="0.9016in" svg:height="0.2091in" draw:z-index="27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26"><text:span text:style-name="T3"><draw:frame draw:style-name="fr1" draw:name="Object21" text:anchor-type="as-char" svg:y="-0.1484in" svg:width="1.3091in" svg:height="0.2098in" draw:z-index="8"><draw:object xlink:href="./Object 21" xlink:type="simple" xlink:show="embed" xlink:actuate="onLoad"/><draw:image xlink:href="./ObjectReplacements/Object 21" xlink:type="simple" xlink:show="embed" xlink:actuate="onLoad"/></draw:frame></text:span><text:span text:style-name="T4">is also called a </text:span><text:span text:style-name="T14">vector equation</text:span><text:span text:style-name="T4">.</text:span></text:p>
        </text:list-item>
        <text:list-item>
          <text:p text:style-name="P27"><text:span text:style-name="T3">A vector equation</text:span><text:span text:style-name="T3"><draw:frame draw:style-name="fr1" draw:name="Object23" text:anchor-type="as-char" svg:y="-0.1484in" svg:width="1.3091in" svg:height="0.2098in" draw:z-index="28"><draw:object xlink:href="./Object 8" xlink:type="simple" xlink:show="embed" xlink:actuate="onLoad"/><draw:image xlink:href="./ObjectReplacements/Object 8" xlink:type="simple" xlink:show="embed" xlink:actuate="onLoad"/></draw:frame></text:span><text:span text:style-name="T3">, </text:span><text:span text:style-name="T4">has the same solution set as the linear system whose augmented matrix is</text:span><text:span text:style-name="T4"><draw:frame draw:style-name="fr1" draw:name="Object22" text:anchor-type="as-char" svg:y="-0.1598in" svg:width="1.2453in" svg:height="0.2307in" draw:z-index="29"><draw:object xlink:href="./Object 9" xlink:type="simple" xlink:show="embed" xlink:actuate="onLoad"/><draw:image xlink:href="./ObjectReplacements/Object 9" xlink:type="simple" xlink:show="embed" xlink:actuate="onLoad"/></draw:frame></text:span><text:span text:style-name="T3">. </text:span><text:span text:style-name="T4">In particular, </text:span><text:span text:style-name="T14">y</text:span><text:span text:style-name="T4"> can be </text:span><text:span text:style-name="T14">generated</text:span><text:span text:style-name="T4"> by a linear combination of</text:span><text:span text:style-name="T4"><draw:frame draw:style-name="fr1" draw:name="Object24" text:anchor-type="as-char" svg:y="-0.1484in" svg:width="0.8673in" svg:height="0.2091in" draw:z-index="30"><draw:object xlink:href="./Object 4" xlink:type="simple" xlink:show="embed" xlink:actuate="onLoad"/><draw:image xlink:href="./ObjectReplacements/Object 4" xlink:type="simple" xlink:show="embed" xlink:actuate="onLoad"/></draw:frame></text:span><text:span text:style-name="T4">if and only if there exists a solution to the linear system corresponding to the matrix </text:span><text:span text:style-name="T4"><draw:frame draw:style-name="fr1" draw:name="Object41" text:anchor-type="as-char" svg:y="-0.1598in" svg:width="1.2453in" svg:height="0.2307in" draw:z-index="31"><draw:object xlink:href="./Object 7" xlink:type="simple" xlink:show="embed" xlink:actuate="onLoad"/><draw:image xlink:href="./ObjectReplacements/Object 7" xlink:type="simple" xlink:show="embed" xlink:actuate="onLoad"/></draw:frame></text:span><text:span text:style-name="T4">.</text:span></text:p>
        </text:list-item>
      </text:list>
      <text:p text:style-name="P11"/>
      <text:p text:style-name="P7">Span of a set of vectors</text:p>
      <text:list xml:id="list1864802020461361742" text:style-name="L6">
        <text:list-item>
          <text:p text:style-name="P17"><text:span text:style-name="T23"><draw:frame draw:style-name="fr1" draw:name="Object25" text:anchor-type="as-char" svg:y="-0.1484in" svg:width="1.1902in" svg:height="0.2091in" draw:z-index="9"><draw:object xlink:href="./Object 25" xlink:type="simple" xlink:show="embed" xlink:actuate="onLoad"/><draw:image xlink:href="./ObjectReplacements/Object 25" xlink:type="simple" xlink:show="embed" xlink:actuate="onLoad"/></draw:frame></text:span><text:span text:style-name="T23">is the collection of all vectors, </text:span><text:span text:style-name="T15">y</text:span><text:span text:style-name="T23">, <text:s/>that can be written in the form </text:span><text:span text:style-name="T23"><draw:frame draw:style-name="fr1" draw:name="Object26" text:anchor-type="as-char" svg:y="-0.1484in" svg:width="1.3091in" svg:height="0.2098in" draw:z-index="32"><draw:object xlink:href="./Object 3" xlink:type="simple" xlink:show="embed" xlink:actuate="onLoad"/><draw:image xlink:href="./ObjectReplacements/Object 3" xlink:type="simple" xlink:show="embed" xlink:actuate="onLoad"/></draw:frame></text:span><text:span text:style-name="T23">.</text:span></text:p>
        </text:list-item>
        <text:list-item>
          <text:p text:style-name="P17"><text:span text:style-name="T27">In other words</text:span><text:span text:style-name="T23">, it is the set of all linear combinations of</text:span><text:span text:style-name="T23"><draw:frame draw:style-name="fr1" draw:name="Object27" text:anchor-type="as-char" svg:y="-0.1484in" svg:width="0.8252in" svg:height="0.2091in" draw:z-index="33"><draw:object xlink:href="./Object 27" xlink:type="simple" xlink:show="embed" xlink:actuate="onLoad"/><draw:image xlink:href="./ObjectReplacements/Object 27" xlink:type="simple" xlink:show="embed" xlink:actuate="onLoad"/></draw:frame></text:span><text:span text:style-name="T23">.</text:span></text:p>
        </text:list-item>
        <text:list-item>
          <text:p text:style-name="P18"><text:span text:style-name="T23">One of the key ideas of linear algebra is the study of such spans. Asking whether a vector </text:span><text:span text:style-name="T15">y</text:span><text:span text:style-name="T23"> is in</text:span><text:span text:style-name="T23"><draw:frame draw:style-name="fr1" draw:name="Object28" text:anchor-type="as-char" svg:y="-0.1484in" svg:width="1.1902in" svg:height="0.2091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3">amounts to asking whether the vector equation</text:span><text:span text:style-name="T23"><draw:frame draw:style-name="fr1" draw:name="Object29" text:anchor-type="as-char" svg:y="-0.1484in" svg:width="1.3091in" svg:height="0.2098in" draw:z-index="1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3">has a solution, or, equivalently, asking whether the linear system with the augmented matrix </text:span><text:span text:style-name="T23"><draw:frame draw:style-name="fr1" draw:name="Object30" text:anchor-type="as-char" svg:y="-0.1598in" svg:width="1.2453in" svg:height="0.2307in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4">has a solution.</text:span></text:p>
        </text:list-item>
        <text:list-item>
          <text:p text:style-name="P30"><text:bookmark text:name="Span - Geometric"/>Geometric description</text:p>
          <text:list>
            <text:list-item>
              <text:p text:style-name="P20"><draw:frame draw:style-name="fr1" draw:name="Object33" text:anchor-type="as-char" svg:y="-0.1484in" svg:width="0.6689in" svg:height="0.1909in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9">when </text:span><text:span text:style-name="T10">v</text:span> is a nonzero vector in<draw:frame draw:style-name="fr1" draw:name="Object32" text:anchor-type="as-char" svg:y="-0.172in" svg:width="0.2575in" svg:height="0.205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  <text:p text:style-name="P19"><text:span text:style-name="T29">The set o</text:span><text:span text:style-name="T25">f all scalar multiples of </text:span><text:span text:style-name="T16">v</text:span><text:span text:style-name="T25">, which is the set of points on the line in</text:span><text:span text:style-name="T25"><draw:frame draw:style-name="fr1" draw:name="Object35" text:anchor-type="as-char" svg:y="-0.172in" svg:width="0.2575in" svg:height="0.2055in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25">through </text:span><text:span text:style-name="T16">v</text:span><text:span text:style-name="T25"> and </text:span><text:span text:style-name="T16">0</text:span><text:span text:style-name="T25">.</text:span></text:p>
            </text:list-item>
            <text:list-item>
              <text:p text:style-name="P20"><draw:frame draw:style-name="fr1" draw:name="Object31" text:anchor-type="as-char" svg:y="-0.1484in" svg:width="0.8516in" svg:height="0.1909in" draw:z-index="15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29">when </text:span><text:span text:style-name="T10">u</text:span> and <text:span text:style-name="T10">v</text:span> are nonzero vectors in<draw:frame draw:style-name="fr1" draw:name="Object38" text:anchor-type="as-char" svg:y="-0.172in" svg:width="0.2575in" svg:height="0.2055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, with <text:span text:style-name="T10">v</text:span> <text:span text:style-name="T19">not a multiple of</text:span> <text:span text:style-name="T10">u</text:span></text:p>
              <text:p text:style-name="P19"><text:span text:style-name="T29">A</text:span><text:span text:style-name="T25"> plane in</text:span><text:span text:style-name="T25"><draw:frame draw:style-name="fr1" draw:name="Object39" text:anchor-type="as-char" svg:y="-0.172in" svg:width="0.2575in" svg:height="0.2055in" draw:z-index="19"><draw:object xlink:href="./Object 39" xlink:type="simple" xlink:show="embed" xlink:actuate="onLoad"/><draw:image xlink:href="./ObjectReplacements/Object 39" xlink:type="simple" xlink:show="embed" xlink:actuate="onLoad"/></draw:frame></text:span><text:span text:style-name="T25">that contains </text:span><text:span text:style-name="T16">u</text:span><text:span text:style-name="T25">, </text:span><text:span text:style-name="T16">v</text:span><text:span text:style-name="T25"> and </text:span><text:span text:style-name="T16">0</text:span><text:span text:style-name="T25">. In particular</text:span><text:span text:style-name="T25"><draw:frame draw:style-name="fr1" draw:name="Object37" text:anchor-type="as-char" svg:y="-0.1484in" svg:width="0.8516in" svg:height="0.1909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25">contains the line in</text:span><text:span text:style-name="T25"><draw:frame draw:style-name="fr1" draw:name="Object40" text:anchor-type="as-char" svg:y="-0.172in" svg:width="0.2575in" svg:height="0.2055in" draw:z-index="20"><draw:object xlink:href="./Object 40" xlink:type="simple" xlink:show="embed" xlink:actuate="onLoad"/><draw:image xlink:href="./ObjectReplacements/Object 40" xlink:type="simple" xlink:show="embed" xlink:actuate="onLoad"/></draw:frame></text:span><text:span text:style-name="T25">through </text:span><text:span text:style-name="T16">u</text:span><text:span text:style-name="T25"> and </text:span><text:span text:style-name="T16">0</text:span><text:span text:style-name="T25"> and the line through </text:span><text:span text:style-name="T16">v</text:span><text:span text:style-name="T25"> and </text:span><text:span text:style-name="T16">0</text:span><text:span text:style-name="T25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6:15:28</meta:creation-date>
    <dc:title>T1</dc:title>
    <meta:editing-duration>PT2H18M47S</meta:editing-duration>
    <meta:editing-cycles>18</meta:editing-cycles>
    <meta:generator>LibreOffice/4.0.2.2$Linux_x86 LibreOffice_project/400m0$Build-2</meta:generator>
    <meta:initial-creator>Kempa </meta:initial-creator>
    <dc:date>2013-08-08T21:40:31</dc:date>
    <dc:creator>Kempa </dc:creator>
    <meta:document-statistic meta:table-count="0" meta:image-count="0" meta:object-count="39" meta:page-count="2" meta:paragraph-count="48" meta:word-count="620" meta:character-count="2966" meta:non-whitespace-character-count="2424"/>
    <meta:template xlink:type="simple" xlink:actuate="onRequest" xlink:title="T1" xlink:href="../../../../.config/libreoffice/3/user/template/T1.ott" meta:date="2013-03-20T16:15:25"/>
  </office:meta>
</office:document-meta>
</file>

<file path=Object 1/content.xml><?xml version="1.0" encoding="utf-8"?>
<math xmlns="http://www.w3.org/1998/Math/MathML">
  <semantics>
    <mrow>
      <mstyle mathvariant="bold">
        <mrow>
          <msup>
            <mo stretchy="false">ℝ</mo>
            <mn>2</mn>
          </msup>
        </mrow>
      </mstyle>
    </mrow>
    <annotation encoding="StarMath 5.0">bold setR^2</annotation>
  </semantics>
</math>
</file>

<file path=Object 10/content.xml><?xml version="1.0" encoding="utf-8"?>
<math xmlns="http://www.w3.org/1998/Math/MathML">
  <semantics>
    <mrow>
      <mstyle mathvariant="bold">
        <mrow>
          <msup>
            <mo stretchy="false">ℝ</mo>
            <mn>3</mn>
          </msup>
        </mrow>
      </mstyle>
    </mrow>
    <annotation encoding="StarMath 5.0">bold setR^3</annotation>
  </semantics>
</math>
</file>

<file path=Object 11/content.xml><?xml version="1.0" encoding="utf-8"?>
<math xmlns="http://www.w3.org/1998/Math/MathML">
  <semantics>
    <mrow>
      <mstyle mathvariant="bold">
        <mrow>
          <msup>
            <mo stretchy="false">ℝ</mo>
            <mi>n</mi>
          </msup>
        </mrow>
      </mstyle>
    </mrow>
    <annotation encoding="StarMath 5.0">bold setR^n</annotation>
  </semantics>
</math>
</file>

<file path=Object 12/content.xml><?xml version="1.0" encoding="utf-8"?>
<math xmlns="http://www.w3.org/1998/Math/MathML">
  <semantics>
    <mrow>
      <mstyle mathvariant="bold">
        <mrow>
          <msup>
            <mo stretchy="false">ℝ</mo>
            <mi>n</mi>
          </msup>
        </mrow>
      </mstyle>
    </mrow>
    <annotation encoding="StarMath 5.0">bold setR^n</annotation>
  </semantics>
</math>
</file>

<file path=Object 13/content.xml><?xml version="1.0" encoding="utf-8"?>
<math xmlns="http://www.w3.org/1998/Math/MathML">
  <semantics>
    <mrow>
      <mstyle mathvariant="bold">
        <mrow>
          <msub>
            <mi>v</mi>
            <mn>1</mn>
          </msub>
        </mrow>
      </mstyle>
      <mi>,</mi>
      <mstyle mathvariant="bold">
        <mrow>
          <msub>
            <mi>v</mi>
            <mn>2,</mn>
          </msub>
        </mrow>
      </mstyle>
      <mi>…</mi>
      <mi>,</mi>
      <mstyle mathvariant="bold">
        <mrow>
          <msub>
            <mi>v</mi>
            <mi>p</mi>
          </msub>
        </mrow>
      </mstyle>
    </mrow>
    <annotation encoding="StarMath 5.0">bold v_1 , bold v_2, …, bold v_p</annotation>
  </semantics>
</math>
</file>

<file path=Object 14/content.xml><?xml version="1.0" encoding="utf-8"?>
<math xmlns="http://www.w3.org/1998/Math/MathML">
  <semantics>
    <mrow>
      <mrow>
        <mstyle mathvariant="bold">
          <mrow>
            <mi>y</mi>
          </mrow>
        </mstyle>
        <mo stretchy="false">=</mo>
        <msub>
          <mi>c</mi>
          <mn>1</mn>
        </msub>
      </mrow>
      <mrow>
        <mrow>
          <mstyle mathvariant="bold">
            <mrow>
              <msub>
                <mi>v</mi>
                <mn>1</mn>
              </msub>
            </mrow>
          </mstyle>
          <mo stretchy="false">+</mo>
          <mi>…</mi>
        </mrow>
        <mo stretchy="false">+</mo>
        <msub>
          <mi>c</mi>
          <mi>p</mi>
        </msub>
      </mrow>
      <mstyle mathvariant="bold">
        <mrow>
          <msub>
            <mi>v</mi>
            <mi>p</mi>
          </msub>
        </mrow>
      </mstyle>
    </mrow>
    <annotation encoding="StarMath 5.0">bold y = c_1 bold v_1 + … + c_p bold v_p</annotation>
  </semantics>
</math>
</file>

<file path=Object 15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16/content.xml><?xml version="1.0" encoding="utf-8"?>
<math xmlns="http://www.w3.org/1998/Math/MathML">
  <semantics>
    <mrow>
      <mstyle mathvariant="bold">
        <mrow>
          <msub>
            <mi>v</mi>
            <mn>1</mn>
          </msub>
        </mrow>
      </mstyle>
      <mi>,</mi>
      <mstyle mathvariant="bold">
        <mrow>
          <msub>
            <mi>v</mi>
            <mn>2,</mn>
          </msub>
        </mrow>
      </mstyle>
      <mi>…</mi>
      <mi>,</mi>
      <mstyle mathvariant="bold">
        <mrow>
          <msub>
            <mi>v</mi>
            <mi>p</mi>
          </msub>
        </mrow>
      </mstyle>
    </mrow>
    <annotation encoding="StarMath 5.0">bold v_1 , bold v_2, …, bold v_p</annotation>
  </semantics>
</math>
</file>

<file path=Object 17/content.xml><?xml version="1.0" encoding="utf-8"?>
<math xmlns="http://www.w3.org/1998/Math/MathML">
  <semantics>
    <mrow>
      <msub>
        <mi>c</mi>
        <mn>1</mn>
      </msub>
      <mi>,</mi>
      <msub>
        <mi>c</mi>
        <mn>2</mn>
      </msub>
      <mi>,</mi>
      <mi>…</mi>
      <mi>,</mi>
      <msub>
        <mi>c</mi>
        <mi>p</mi>
      </msub>
    </mrow>
    <annotation encoding="StarMath 5.0">c_1 , c_2 , …, c_p</annotation>
  </semantics>
</math>
</file>

<file path=Object 18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19/content.xml><?xml version="1.0" encoding="utf-8"?>
<math xmlns="http://www.w3.org/1998/Math/MathML">
  <semantics>
    <mrow>
      <msub>
        <mi>c</mi>
        <mn>1</mn>
      </msub>
      <mi>,</mi>
      <msub>
        <mi>c</mi>
        <mn>2</mn>
      </msub>
      <mi>,</mi>
      <mi>…</mi>
      <mi>,</mi>
      <msub>
        <mi>c</mi>
        <mi>p</mi>
      </msub>
    </mrow>
    <annotation encoding="StarMath 5.0">c_1 , c_2 , …, c_p</annotation>
  </semantics>
</math>
</file>

<file path=Object 2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20/content.xml><?xml version="1.0" encoding="utf-8"?>
<math xmlns="http://www.w3.org/1998/Math/MathML">
  <semantics>
    <mrow>
      <mrow>
        <mstyle mathvariant="bold">
          <mrow>
            <mi mathvariant="normal">v</mi>
          </mrow>
        </mstyle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nitalic bold v = left [ matrix { 1 ## 2 } right ]</annotation>
  </semantics>
</math>
</file>

<file path=Object 21/content.xml><?xml version="1.0" encoding="utf-8"?>
<math xmlns="http://www.w3.org/1998/Math/MathML">
  <semantics>
    <mrow>
      <mrow>
        <mstyle mathvariant="bold">
          <mrow>
            <mi>y</mi>
          </mrow>
        </mstyle>
        <mo stretchy="false">=</mo>
        <msub>
          <mi>c</mi>
          <mn>1</mn>
        </msub>
      </mrow>
      <mrow>
        <mrow>
          <mstyle mathvariant="bold">
            <mrow>
              <msub>
                <mi>v</mi>
                <mn>1</mn>
              </msub>
            </mrow>
          </mstyle>
          <mo stretchy="false">+</mo>
          <mi>…</mi>
        </mrow>
        <mo stretchy="false">+</mo>
        <msub>
          <mi>c</mi>
          <mi>p</mi>
        </msub>
      </mrow>
      <mstyle mathvariant="bold">
        <mrow>
          <msub>
            <mi>v</mi>
            <mi>p</mi>
          </msub>
        </mrow>
      </mstyle>
    </mrow>
    <annotation encoding="StarMath 5.0">bold y = c_1 bold v_1 + … + c_p bold v_p</annotation>
  </semantics>
</math>
</file>

<file path=Object 22/content.xml><?xml version="1.0" encoding="utf-8"?>
<math xmlns="http://www.w3.org/1998/Math/MathML">
  <semantics>
    <mrow>
      <mfenced open="∣" close="∣">
        <mi>c</mi>
      </mfenced>
    </mrow>
    <annotation encoding="StarMath 5.0">abs c</annotation>
  </semantics>
</math>
</file>

<file path=Object 23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24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25/content.xml><?xml version="1.0" encoding="utf-8"?>
<math xmlns="http://www.w3.org/1998/Math/MathML">
  <semantics>
    <mrow>
      <mstyle mathvariant="normal">
        <mrow>
          <mi>Span</mi>
        </mrow>
      </mstyle>
      <mo stretchy="false">{</mo>
      <mstyle mathvariant="bold">
        <mrow>
          <msub>
            <mi>v</mi>
            <mn>1</mn>
          </msub>
        </mrow>
      </mstyle>
      <mi>,</mi>
      <mi>…</mi>
      <mi>,</mi>
      <mstyle mathvariant="bold">
        <mrow>
          <msub>
            <mi>v</mi>
            <mi>p</mi>
          </msub>
        </mrow>
      </mstyle>
      <mo stretchy="false">}</mo>
    </mrow>
    <annotation encoding="StarMath 5.0">nitalic Span\{bold v_1 , … , bold v_p \}</annotation>
  </semantics>
</math>
</file>

<file path=Object 26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27/content.xml><?xml version="1.0" encoding="utf-8"?>
<math xmlns="http://www.w3.org/1998/Math/MathML">
  <semantics>
    <mrow>
      <mstyle mathvariant="bold">
        <mrow>
          <msub>
            <mi>v</mi>
            <mn>1,</mn>
          </msub>
        </mrow>
      </mstyle>
      <mstyle mathvariant="bold">
        <mrow>
          <msub>
            <mi>v</mi>
            <mn>2,</mn>
          </msub>
        </mrow>
      </mstyle>
      <mi>…</mi>
      <mi>,</mi>
      <mstyle mathvariant="bold">
        <mrow>
          <msub>
            <mi>v</mi>
            <mi>p</mi>
          </msub>
        </mrow>
      </mstyle>
    </mrow>
    <annotation encoding="StarMath 5.0">bold v_1, bold v_2, …, bold v_p</annotation>
  </semantics>
</math>
</file>

<file path=Object 28/content.xml><?xml version="1.0" encoding="utf-8"?>
<math xmlns="http://www.w3.org/1998/Math/MathML">
  <semantics>
    <mrow>
      <mstyle mathvariant="normal">
        <mrow>
          <mi>Span</mi>
        </mrow>
      </mstyle>
      <mo stretchy="false">{</mo>
      <mstyle mathvariant="bold">
        <mrow>
          <msub>
            <mi>v</mi>
            <mn>1</mn>
          </msub>
        </mrow>
      </mstyle>
      <mi>,</mi>
      <mi>…</mi>
      <mi>,</mi>
      <mstyle mathvariant="bold">
        <mrow>
          <msub>
            <mi>v</mi>
            <mi>p</mi>
          </msub>
        </mrow>
      </mstyle>
      <mo stretchy="false">}</mo>
    </mrow>
    <annotation encoding="StarMath 5.0">nitalic Span\{bold v_1 , … , bold v_p \}</annotation>
  </semantics>
</math>
</file>

<file path=Object 29/content.xml><?xml version="1.0" encoding="utf-8"?>
<math xmlns="http://www.w3.org/1998/Math/MathML">
  <semantics>
    <mrow>
      <msub>
        <mi>c</mi>
        <mn>1</mn>
      </msub>
      <mrow>
        <mrow>
          <mstyle mathvariant="bold">
            <mrow>
              <msub>
                <mi>v</mi>
                <mn>1</mn>
              </msub>
            </mrow>
          </mstyle>
          <mo stretchy="false">+</mo>
          <mi>…</mi>
        </mrow>
        <mo stretchy="false">+</mo>
        <msub>
          <mi>c</mi>
          <mi>p</mi>
        </msub>
      </mrow>
      <mrow>
        <mstyle mathvariant="bold">
          <mrow>
            <msub>
              <mi>v</mi>
              <mi>p</mi>
            </msub>
          </mrow>
        </mstyle>
        <mo stretchy="false">=</mo>
        <mstyle mathvariant="bold">
          <mrow>
            <mi>y</mi>
          </mrow>
        </mstyle>
      </mrow>
    </mrow>
    <annotation encoding="StarMath 5.0">c_1 bold v_1 + … + c_p bold v_p = bold y</annotation>
  </semantics>
</math>
</file>

<file path=Object 3/content.xml><?xml version="1.0" encoding="utf-8"?>
<math xmlns="http://www.w3.org/1998/Math/MathML">
  <semantics>
    <mrow>
      <mrow>
        <mstyle mathvariant="bold">
          <mrow>
            <mi>y</mi>
          </mrow>
        </mstyle>
        <mo stretchy="false">=</mo>
        <msub>
          <mi>c</mi>
          <mn>1</mn>
        </msub>
      </mrow>
      <mrow>
        <mrow>
          <mstyle mathvariant="bold">
            <mrow>
              <msub>
                <mi>v</mi>
                <mn>1</mn>
              </msub>
            </mrow>
          </mstyle>
          <mo stretchy="false">+</mo>
          <mi>…</mi>
        </mrow>
        <mo stretchy="false">+</mo>
        <msub>
          <mi>c</mi>
          <mi>p</mi>
        </msub>
      </mrow>
      <mstyle mathvariant="bold">
        <mrow>
          <msub>
            <mi>v</mi>
            <mi>p</mi>
          </msub>
        </mrow>
      </mstyle>
    </mrow>
    <annotation encoding="StarMath 5.0">bold y = c_1 bold v_1 + … + c_p bold v_p</annotation>
  </semantics>
</math>
</file>

<file path=Object 30/content.xml><?xml version="1.0" encoding="utf-8"?>
<math xmlns="http://www.w3.org/1998/Math/MathML">
  <semantics>
    <mrow>
      <mfenced open="[" close="]">
        <mrow>
          <mstyle mathvariant="bold">
            <mrow>
              <msub>
                <mi>v</mi>
                <mn>1</mn>
              </msub>
            </mrow>
          </mstyle>
          <mi/>
          <mstyle mathvariant="bold">
            <mrow>
              <msub>
                <mi>v</mi>
                <mn>2</mn>
              </msub>
            </mrow>
          </mstyle>
          <mi/>
          <mi>…</mi>
          <mi/>
          <mstyle mathvariant="bold">
            <mrow>
              <msub>
                <mi>v</mi>
                <mi>n</mi>
              </msub>
            </mrow>
          </mstyle>
          <mi/>
          <mstyle mathvariant="bold">
            <mrow>
              <mi>y</mi>
            </mrow>
          </mstyle>
        </mrow>
      </mfenced>
    </mrow>
    <annotation encoding="StarMath 5.0">left [ bold v_1 ~ bold v_2 ~ … ~ bold v_n ~ bold y right ]</annotation>
  </semantics>
</math>
</file>

<file path=Object 31/content.xml><?xml version="1.0" encoding="utf-8"?>
<math xmlns="http://www.w3.org/1998/Math/MathML">
  <semantics>
    <mrow>
      <mstyle mathvariant="normal">
        <mrow>
          <mi>Span</mi>
        </mrow>
      </mstyle>
      <mo stretchy="false">{</mo>
      <mstyle mathvariant="bold">
        <mrow>
          <mi>u</mi>
        </mrow>
      </mstyle>
      <mi>,</mi>
      <mstyle mathvariant="bold">
        <mrow>
          <mi>v</mi>
        </mrow>
      </mstyle>
      <mo stretchy="false">}</mo>
    </mrow>
    <annotation encoding="StarMath 5.0">nitalic Span\{bold u , bold v \}</annotation>
  </semantics>
</math>
</file>

<file path=Object 32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33/content.xml><?xml version="1.0" encoding="utf-8"?>
<math xmlns="http://www.w3.org/1998/Math/MathML">
  <semantics>
    <mrow>
      <mstyle mathvariant="normal">
        <mrow>
          <mi>Span</mi>
        </mrow>
      </mstyle>
      <mo stretchy="false">{</mo>
      <mstyle mathvariant="bold">
        <mrow>
          <mi>v</mi>
        </mrow>
      </mstyle>
      <mo stretchy="false">}</mo>
    </mrow>
    <annotation encoding="StarMath 5.0">nitalic Span\{ bold v \}</annotation>
  </semantics>
</math>
</file>

<file path=Object 34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35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37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39/content.xml><?xml version="1.0" encoding="utf-8"?>
<math xmlns="http://www.w3.org/1998/Math/MathML">
  <semantics>
    <mrow>
      <msup>
        <mo stretchy="false">ℝ</mo>
        <mn>3</mn>
      </msup>
    </mrow>
    <annotation encoding="StarMath 5.0">setR^3 </annotation>
  </semantics>
</math>
</file>

<file path=Object 4/content.xml><?xml version="1.0" encoding="utf-8"?>
<math xmlns="http://www.w3.org/1998/Math/MathML">
  <semantics>
    <mrow>
      <mstyle mathvariant="bold">
        <mrow>
          <msub>
            <mi>v</mi>
            <mn>1</mn>
          </msub>
        </mrow>
      </mstyle>
      <mi>,</mi>
      <mstyle mathvariant="bold">
        <mrow>
          <msub>
            <mi>v</mi>
            <mn>2,</mn>
          </msub>
        </mrow>
      </mstyle>
      <mi>…</mi>
      <mi>,</mi>
      <mstyle mathvariant="bold">
        <mrow>
          <msub>
            <mi>v</mi>
            <mi>p</mi>
          </msub>
        </mrow>
      </mstyle>
    </mrow>
    <annotation encoding="StarMath 5.0">bold v_1 , bold v_2, …, bold v_p</annotation>
  </semantics>
</math>
</file>

<file path=Object 40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41/content.xml><?xml version="1.0" encoding="utf-8"?>
<math xmlns="http://www.w3.org/1998/Math/MathML">
  <semantics>
    <mrow>
      <mstyle mathvariant="normal">
        <mrow>
          <mi>Span</mi>
        </mrow>
      </mstyle>
      <mo stretchy="false">{</mo>
      <mstyle mathvariant="bold">
        <mrow>
          <mi>u</mi>
        </mrow>
      </mstyle>
      <mi>,</mi>
      <mstyle mathvariant="bold">
        <mrow>
          <mi>v</mi>
        </mrow>
      </mstyle>
      <mo stretchy="false">}</mo>
    </mrow>
    <annotation encoding="StarMath 5.0">nitalic Span\{bold u , bold v \}</annotation>
  </semantics>
</math>
</file>

<file path=Object 5/content.xml><?xml version="1.0" encoding="utf-8"?>
<math xmlns="http://www.w3.org/1998/Math/MathML">
  <semantics>
    <mrow>
      <mstyle mathvariant="bold">
        <mrow>
          <msup>
            <mo stretchy="false">ℝ</mo>
            <mn>2</mn>
          </msup>
        </mrow>
      </mstyle>
    </mrow>
    <annotation encoding="StarMath 5.0">bold setR^2</annotation>
  </semantics>
</math>
</file>

<file path=Object 6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7/content.xml><?xml version="1.0" encoding="utf-8"?>
<math xmlns="http://www.w3.org/1998/Math/MathML">
  <semantics>
    <mrow>
      <mfenced open="[" close="]">
        <mrow>
          <mstyle mathvariant="bold">
            <mrow>
              <msub>
                <mi>v</mi>
                <mn>1</mn>
              </msub>
            </mrow>
          </mstyle>
          <mi/>
          <mstyle mathvariant="bold">
            <mrow>
              <msub>
                <mi>v</mi>
                <mn>2</mn>
              </msub>
            </mrow>
          </mstyle>
          <mi/>
          <mi>…</mi>
          <mi/>
          <mstyle mathvariant="bold">
            <mrow>
              <msub>
                <mi>v</mi>
                <mi>n</mi>
              </msub>
            </mrow>
          </mstyle>
          <mi/>
          <mstyle mathvariant="bold">
            <mrow>
              <mi>y</mi>
            </mrow>
          </mstyle>
        </mrow>
      </mfenced>
    </mrow>
    <annotation encoding="StarMath 5.0">left [ bold v_1 ~ bold v_2 ~ … ~ bold v_n ~ bold y right ]</annotation>
  </semantics>
</math>
</file>

<file path=Object 8/content.xml><?xml version="1.0" encoding="utf-8"?>
<math xmlns="http://www.w3.org/1998/Math/MathML">
  <semantics>
    <mrow>
      <msub>
        <mi>c</mi>
        <mn>1</mn>
      </msub>
      <mrow>
        <mrow>
          <mstyle mathvariant="bold">
            <mrow>
              <msub>
                <mi>v</mi>
                <mn>1</mn>
              </msub>
            </mrow>
          </mstyle>
          <mo stretchy="false">+</mo>
          <mi>…</mi>
        </mrow>
        <mo stretchy="false">+</mo>
        <msub>
          <mi>c</mi>
          <mi>p</mi>
        </msub>
      </mrow>
      <mrow>
        <mstyle mathvariant="bold">
          <mrow>
            <msub>
              <mi>v</mi>
              <mi>p</mi>
            </msub>
          </mrow>
        </mstyle>
        <mo stretchy="false">=</mo>
        <mstyle mathvariant="bold">
          <mrow>
            <mi>y</mi>
          </mrow>
        </mstyle>
      </mrow>
    </mrow>
    <annotation encoding="StarMath 5.0">c_1 bold v_1 + … + c_p bold v_p = bold y</annotation>
  </semantics>
</math>
</file>

<file path=Object 9/content.xml><?xml version="1.0" encoding="utf-8"?>
<math xmlns="http://www.w3.org/1998/Math/MathML">
  <semantics>
    <mrow>
      <mfenced open="[" close="]">
        <mrow>
          <mstyle mathvariant="bold">
            <mrow>
              <msub>
                <mi>v</mi>
                <mn>1</mn>
              </msub>
            </mrow>
          </mstyle>
          <mi/>
          <mstyle mathvariant="bold">
            <mrow>
              <msub>
                <mi>v</mi>
                <mn>2</mn>
              </msub>
            </mrow>
          </mstyle>
          <mi/>
          <mi>…</mi>
          <mi/>
          <mstyle mathvariant="bold">
            <mrow>
              <msub>
                <mi>v</mi>
                <mi>n</mi>
              </msub>
            </mrow>
          </mstyle>
          <mi/>
          <mstyle mathvariant="bold">
            <mrow>
              <mi>y</mi>
            </mrow>
          </mstyle>
        </mrow>
      </mfenced>
    </mrow>
    <annotation encoding="StarMath 5.0">left [ bold v_1 ~ bold v_2 ~ … ~ bold v_n ~ bold y right ]</annotation>
  </semantics>
</math>
</file>